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G on Train Set</text:p>
          </table:table-cell>
          <table:table-cell office:value-type="string" calcext:value-type="string">
            <text:p>QWEN</text:p>
          </table:table-cell>
          <table:table-cell/>
          <table:table-cell office:value-type="string" calcext:value-type="string">
            <text:p>RAG on Train Set</text:p>
          </table:table-cell>
          <table:table-cell office:value-type="string" calcext:value-type="string">
            <text:p>Google Flan T5 Large</text:p>
          </table:table-cell>
          <table:table-cell/>
          <table:table-cell office:value-type="string" calcext:value-type="string">
            <text:p>RAG on Train Set</text:p>
          </table:table-cell>
          <table:table-cell office:value-type="string" calcext:value-type="string">
            <text:p>Google Flan T5 Small</text:p>
          </table:table-cell>
        </table:table-row>
        <table:table-row table:style-name="ro1">
          <table:table-cell office:value-type="string" calcext:value-type="string">
            <text:p>Number of sentences</text:p>
          </table:table-cell>
          <table:table-cell office:value-type="string" calcext:value-type="string">
            <text:p>Accuracy (%)</text:p>
          </table:table-cell>
          <table:table-cell/>
          <table:table-cell office:value-type="string" calcext:value-type="string">
            <text:p>Number of sentences</text:p>
          </table:table-cell>
          <table:table-cell office:value-type="string" calcext:value-type="string">
            <text:p>Accuracy (%)</text:p>
          </table:table-cell>
          <table:table-cell/>
          <table:table-cell office:value-type="string" calcext:value-type="string">
            <text:p>Number of sentences</text:p>
          </table:table-cell>
          <table:table-cell office:value-type="string" calcext:value-type="string">
            <text:p>Accuracy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6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.86" calcext:value-type="float">
            <text:p>81,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.35" calcext:value-type="float">
            <text:p>87,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.41" calcext:value-type="float">
            <text:p>79,4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.91" calcext:value-type="float">
            <text:p>86,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8.68" calcext:value-type="float">
            <text:p>78,68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.5" calcext:value-type="float">
            <text:p>86,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.78" calcext:value-type="float">
            <text:p>78,7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.2" calcext:value-type="float">
            <text:p>86,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.98" calcext:value-type="float">
            <text:p>78,98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.62" calcext:value-type="float">
            <text:p>85,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9.48" calcext:value-type="float">
            <text:p>79,48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34" calcext:value-type="float">
            <text:p>85,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.62" calcext:value-type="float">
            <text:p>79,6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9.75" calcext:value-type="float">
            <text:p>79,75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.84" calcext:value-type="float">
            <text:p>79,84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.95" calcext:value-type="float">
            <text:p>79,95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5:56:25.694705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0:59:13.656060800</meta:creation-date>
    <meta:generator>LibreOffice/25.2.7.2$Windows_X86_64 LibreOffice_project/5cbfd1ab6520636bb5f7b99185aa69bd7456825d</meta:generator>
    <dc:date>2025-12-24T16:02:31.653707100</dc:date>
    <meta:editing-duration>PT4H44M46S</meta:editing-duration>
    <meta:editing-cycles>9</meta:editing-cycles>
    <meta:document-statistic meta:table-count="1" meta:cell-count="60" meta:object-count="0"/>
  </office:meta>
</office:document-meta>
</file>